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06f" officeooo:paragraph-rsid="000bf06f"/>
    </style:style>
    <style:style style:name="P2" style:family="paragraph" style:parent-style-name="Standard">
      <style:text-properties officeooo:rsid="000ce54a" officeooo:paragraph-rsid="000ce54a"/>
    </style:style>
    <style:style style:name="P3" style:family="paragraph" style:parent-style-name="Standard">
      <style:text-properties fo:color="#111111" loext:opacity="100%" officeooo:rsid="000ce54a" officeooo:paragraph-rsid="000e40ac"/>
    </style:style>
    <style:style style:name="P4" style:family="paragraph" style:parent-style-name="Standard">
      <style:text-properties fo:color="#2a6099" loext:opacity="100%" officeooo:rsid="000e40ac" officeooo:paragraph-rsid="000e40ac"/>
    </style:style>
    <style:style style:name="P5" style:family="paragraph" style:parent-style-name="Standard">
      <style:text-properties fo:color="#2a6099" loext:opacity="100%" officeooo:rsid="000ce54a" officeooo:paragraph-rsid="000e40ac"/>
    </style:style>
    <style:style style:name="P6" style:family="paragraph" style:parent-style-name="Standard">
      <style:text-properties fo:color="#2a6099" loext:opacity="100%" officeooo:rsid="00124374" officeooo:paragraph-rsid="000f66cb"/>
    </style:style>
    <style:style style:name="P7" style:family="paragraph" style:parent-style-name="Standard">
      <style:text-properties fo:color="#ff0000" loext:opacity="100%" officeooo:rsid="0010d569" officeooo:paragraph-rsid="000e40ac"/>
    </style:style>
    <style:style style:name="P8" style:family="paragraph" style:parent-style-name="Standard">
      <style:text-properties fo:color="#ff0000" loext:opacity="100%" officeooo:rsid="000ce54a" officeooo:paragraph-rsid="000ce54a"/>
    </style:style>
    <style:style style:name="P9" style:family="paragraph" style:parent-style-name="Standard">
      <style:text-properties fo:color="#000000" loext:opacity="100%" officeooo:rsid="0010d569" officeooo:paragraph-rsid="000e40ac"/>
    </style:style>
    <style:style style:name="P10" style:family="paragraph" style:parent-style-name="Standard">
      <style:text-properties fo:color="#000000" loext:opacity="100%" officeooo:rsid="0010d569" officeooo:paragraph-rsid="000f66cb"/>
    </style:style>
    <style:style style:name="P11" style:family="paragraph" style:parent-style-name="Standard">
      <style:text-properties fo:color="#000000" loext:opacity="100%" officeooo:rsid="00124374" officeooo:paragraph-rsid="000f66cb"/>
    </style:style>
    <style:style style:name="P12" style:family="paragraph" style:parent-style-name="Standard">
      <style:text-properties fo:color="#00a933" loext:opacity="100%" officeooo:rsid="000f66cb" officeooo:paragraph-rsid="000f66cb"/>
    </style:style>
    <style:style style:name="P13" style:family="paragraph" style:parent-style-name="Standard">
      <style:text-properties fo:color="#800080" loext:opacity="100%" officeooo:rsid="000ce54a" officeooo:paragraph-rsid="000ce54a"/>
    </style:style>
    <style:style style:name="P14" style:family="paragraph" style:parent-style-name="Standard">
      <style:text-properties fo:color="#800080" loext:opacity="100%" officeooo:rsid="00110302" officeooo:paragraph-rsid="00110302"/>
    </style:style>
    <style:style style:name="P15" style:family="paragraph" style:parent-style-name="Standard">
      <style:paragraph-properties fo:break-before="page"/>
      <style:text-properties fo:color="#000000" loext:opacity="100%" officeooo:rsid="0010d569" officeooo:paragraph-rsid="000f66c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e54a"/>
    </style:style>
    <style:style style:name="T3" style:family="text">
      <style:text-properties fo:color="#ff0000" loext:opacity="100%" officeooo:rsid="0010d569"/>
    </style:style>
    <style:style style:name="T4" style:family="text">
      <style:text-properties fo:color="#ff0000" loext:opacity="100%" fo:font-style="normal" style:font-style-asian="normal" style:font-style-complex="normal"/>
    </style:style>
    <style:style style:name="T5" style:family="text">
      <style:text-properties fo:color="#ff0000" loext:opacity="100%" fo:font-style="normal" officeooo:rsid="00124374" style:font-style-asian="normal" style:font-style-complex="normal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color="#00a933" loext:opacity="100%" fo:font-style="normal" style:font-style-asian="normal" style:font-style-complex="normal"/>
    </style:style>
    <style:style style:name="T8" style:family="text">
      <style:text-properties fo:color="#00a933" loext:opacity="100%" fo:font-style="normal" officeooo:rsid="000e40ac" style:font-style-asian="normal" style:font-style-complex="normal"/>
    </style:style>
    <style:style style:name="T9" style:family="text">
      <style:text-properties officeooo:rsid="000ce54a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fo:font-weight="bold" officeooo:rsid="00110302" style:font-weight-asian="bold" style:font-weight-complex="bold"/>
    </style:style>
    <style:style style:name="T13" style:family="text">
      <style:text-properties fo:color="#000000" loext:opacity="100%" officeooo:rsid="0010d569"/>
    </style:style>
    <style:style style:name="T14" style:family="text">
      <style:text-properties fo:color="#000000" loext:opacity="100%" fo:font-style="normal" style:font-style-asian="normal" style:font-style-complex="normal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officeooo:rsid="00110302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10302" style:font-weight-asian="bold" style:font-weight-complex="bold"/>
    </style:style>
    <style:style style:name="T19" style:family="text">
      <style:text-properties fo:color="#800080" loext:opacity="100%"/>
    </style:style>
    <style:style style:name="T20" style:family="text">
      <style:text-properties fo:color="#800080" loext:opacity="100%" fo:font-style="normal" style:font-style-asian="normal" style:font-style-complex="normal"/>
    </style:style>
    <style:style style:name="T21" style:family="text">
      <style:text-properties fo:color="#800080" loext:opacity="100%" officeooo:rsid="00110302"/>
    </style:style>
    <style:style style:name="T22" style:family="text">
      <style:text-properties fo:color="#4e102d" loext:opacity="100%"/>
    </style:style>
    <style:style style:name="T23" style:family="text">
      <style:text-properties officeooo:rsid="0010d569"/>
    </style:style>
    <style:style style:name="T24" style:family="text">
      <style:text-properties fo:color="#2a6099" loext:opacity="100%" officeooo:rsid="0010d569"/>
    </style:style>
    <style:style style:name="T25" style:family="text">
      <style:text-properties fo:color="#2a6099" loext:opacity="100%" fo:font-style="normal" style:font-style-asian="normal" style:font-style-complex="normal"/>
    </style:style>
    <style:style style:name="T26" style:family="text">
      <style:text-properties fo:color="#2a6099" loext:opacity="100%" fo:font-style="normal" officeooo:rsid="00124374" style:font-style-asian="normal" style:font-style-complex="normal"/>
    </style:style>
    <style:style style:name="T27" style:family="text">
      <style:text-properties fo:color="#2a6099" loext:opacity="100%" fo:font-style="normal" officeooo:rsid="000f66cb" style:font-style-asian="normal" style:font-style-complex="normal"/>
    </style:style>
    <style:style style:name="T28" style:family="text">
      <style:text-properties fo:color="#2a6099" loext:opacity="100%" fo:font-weight="bold" style:font-weight-asian="bold" style:font-weight-complex="bold"/>
    </style:style>
    <style:style style:name="T29" style:family="text">
      <style:text-properties fo:color="#111111" loext:opacity="100%" fo:font-style="normal" officeooo:rsid="00124374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24374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24374" style:font-style-asian="italic" style:font-style-complex="italic"/>
    </style:style>
    <style:style style:name="T34" style:family="text">
      <style:text-properties officeooo:rsid="001103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ace &amp; Introduction.</text:p>
      <text:p text:style-name="P1"/>
      <text:p text:style-name="P8">Red – Removal.</text:p>
      <text:p text:style-name="P12">Green - Addition</text:p>
      <text:p text:style-name="P4">New text - Blue</text:p>
      <text:p text:style-name="P13">Purple – Neutral update</text:p>
      <text:p text:style-name="P2"><text:span text:style-name="T22"/></text:p>
      <text:p text:style-name="P1"/>
      <text:p text:style-name="P1">Life and works:</text:p>
      <text:p text:style-name="P1"/>
      <text:p text:style-name="P1">New <text:span text:style-name="T18">P</text:span><text:span text:style-name="T17">reface</text:span>, written by Hieromonk Ambrose (Fr Alexey Young). Mentions Archbishop Anthony of Western America and San Francisco.</text:p>
      <text:p text:style-name="P1"/>
      <text:p text:style-name="P14"><text:span text:style-name="T17">Preface / Introduction</text:span></text:p>
      <text:p text:style-name="P1"><text:line-break/></text:p>
      <text:p text:style-name="P1">He spoke to their hearts and souls in a way that made sense out of their long decades of persecution, suffering, and purification. <text:span text:style-name="T2">Recently a monk living in the ancient Russian monastery of Valaam has said: “Without Fr Seraphim Rose we’d all be dead.”</text:span></text:p>
      <text:p text:style-name="P1"><text:span text:style-name="T2"/></text:p>
      <text:p text:style-name="P3"><text:span text:style-name="T19">Thirty years ago/</text:span><text:span text:style-name="T21">over ten years ago</text:span><text:span text:style-name="T19">, </text:span><text:span text:style-name="T10">Fr Seraphim’s works reached Russia from America...</text:span><text:span text:style-name="T13">. </text:span></text:p>
      <text:p text:style-name="P3"><text:span text:style-name="T13"/></text:p>
      <text:p text:style-name="P3"><text:span text:style-name="T3">It would probably be no exaggeration to say that he is Russia’s most popular contemporary Orthodox writer. Portraits of him are being painted; and in the newly reopened Optina Monastery, in the very room where the holy Elder Ambrose received such visitors as Dostoyevsky, Tolstoy, and Gogol, a photograph of him now stands. </text:span><text:span text:style-name="T24">/ Thus, just as Russia once brought the fullness of Truth —</text:span></text:p>
      <text:p text:style-name="P3"><text:span text:style-name="T24">Orthodoxy — to America, so now America, through Fr. Seraphim, is bringing</text:span></text:p>
      <text:p text:style-name="P3"><text:span text:style-name="T24">that Truth back whence it came. </text:span></text:p>
      <text:p text:style-name="P3"><text:span text:style-name="T24"/></text:p>
      <text:p text:style-name="P3"><text:span text:style-name="T23">In other Orthodox countries — especially those formerly dominated by Communism — Fr. Seraphim is also widely loved, his works published and studied, and his name held in great reverence. </text:span><text:span text:style-name="T3">Recently a monastic from Serbia has written: “The Athonite hesychast and instructor of prayer of the heart Bishop Amphilocius once said that Fr . Seraphim <text:s/>was granted the greatest gift that man can be granted on earth – the gift of spiritual discernment.”</text:span><text:span text:style-name="T23"> <text:s/></text:span><text:span text:style-name="T24">His works have been published in Greek, Serbian, Romanian, Bulgarian, Georgian, Latvian, Polish, Italian, French,</text:span></text:p>
      <text:p text:style-name="P3"><text:span text:style-name="T24">German, Chinese, and Malayalam (south Indian).</text:span></text:p>
      <text:p text:style-name="P3"><text:span text:style-name="T24"/></text:p>
      <text:p text:style-name="P7"><text:span text:style-name="T14">The story of Fr. Seraphim Rose is not just the story of one individual; it is the story of what can occur in the conscience of the American soul,</text:span><text:span text:style-name="T30"> when God stirs there the strings of the American sense of righteousness. </text:span><text:span text:style-name="T25">/ when God stirs there the chords of righteousness.</text:span></text:p>
      <text:p text:style-name="P5"/>
      <text:p text:style-name="P9"><text:span text:style-name="T30">His forthright, self-sacrificing </text:span><text:span text:style-name="T4">“American cowboy”</text:span><text:span text:style-name="T30"> character, however, pulled him back from the self-indulgent</text:span><text:span text:style-name="T7"> </text:span><text:span text:style-name="T8">and forbidden</text:span><text:span text:style-name="T7"> </text:span><text:span text:style-name="T30">escapes which his peers were making.</text:span></text:p>
      <text:p text:style-name="P9"><text:span text:style-name="T30"/></text:p>
      <text:p text:style-name="P10"><text:span text:style-name="T4">Even the “escape” into the exotic realm of Buddhist enlightenment/</text:span><text:span text:style-name="T25">Even the ideas and practices of</text:span></text:p>
      <text:p text:style-name="P10"><text:span text:style-name="T25">Buddhism, which were just becoming popular in the West at that time</text:span><text:span text:style-name="T20"> </text:span><text:span text:style-name="T30">left his soul empty and yearning.</text:span></text:p>
      <text:p text:style-name="P10"><text:span text:style-name="T30"><text:line-break/></text:span></text:p>
      <text:p text:style-name="P15"><text:span text:style-name="T31">When he </text:span><text:span text:style-name="T33">did</text:span><text:span text:style-name="T31"> come to Orthodoxy, he cut right through all the externals</text:span><text:span text:style-name="T5">- all the worldliness and boring organizational mentality that was in the Church as well –</text:span><text:span text:style-name="T31"> to go right to the essence and heart of otherworldly Christianity… He has blazed the path for other honest, forthright American souls to follow, a</text:span><text:span text:style-name="T29">s</text:span><text:span text:style-name="T5"> they heed their own “American sense of righteousness.” / </text:span><text:span text:style-name="T26"><text:s/>they too heed God’s call to righteousness.</text:span></text:p>
      <text:p text:style-name="P10"><text:span text:style-name="T26"/></text:p>
      <text:p text:style-name="P11"><text:span text:style-name="T30">As his monastic </text:span><text:span text:style-name="T4">partner/</text:span><text:span text:style-name="T27">co-laborer</text:span><text:span text:style-name="T30"> of many years has observed: “Fr. Seraphim was a man who knew how to suffer.”</text:span></text:p>
      <text:p text:style-name="P11"><text:span text:style-name="T30"/></text:p>
      <text:p text:style-name="P11"><text:span text:style-name="T30">The author of these lines was a spiritual son of Fr. Seraphim, having been returned to the love of Jesus Christ through him. </text:span><text:span text:style-name="T4">I, too, had wanted something deeper than was offered by the superficial society – and superficial Christianity – around me; I, too, was influenced by the youthful rebellion of my times, and delved into the alternative path of Buddhism. Had Fr. Seraphim not shown me the only true way out – cutting away all obstacles of our Western consciousness with the flaming sword of his suffering for Truth – I might, like so many of my peers, still be living an aimless life of “quiet desperation.” Perhaps I would have just followed the spirit of the age and settled for a synthetic belief system that I could “feel comfortable with.” </text:span><text:span text:style-name="T25">My initial impressions of him were, first of all, that he was the wisest man I had ever met, and secondly, that he was as one dead: a man who had died to himself and to everything in this world because he had set his sights on the Kingdom above. I was in awe of him. During my subsequent visits to his monastery and my talks with him, I gradually came to know more deeply the One Who lived within him. But I did not know him: I did not know the story of how he became the man he was. It was only after his repose that I learned of his former life, of the darkness from which he had emerged. And I was even more in awe — of Christ Who had transformed him into a new being, and of Fr. Seraphim himself, who had allowed his old self to be put to death so completely and, along with the Apostle Paul, had been “dying daily.” I saw that not only had my first impression of him been true, but that it had only scratched the surface of a profound mystery which the world can never comprehend: the re-creation of a soul through the grace of Jesus Christ.</text:span></text:p>
      <text:p text:style-name="P6"><text:span text:style-name="T30"/></text:p>
      <text:p text:style-name="P11"><text:span text:style-name="T30">I feel compelled to make his message known, to give back to others what he has given me. F</text:span><text:span text:style-name="T4">or just as Russia once brought the fullness of Truth – Orthodoxy – to America, so now is America, through Fr. Seraphim, bringing that Truth back whence it came. Through this man who was a pivot of the American conscience, modern America brings forth, out of its own soil, a fruit of ancient, mystical Christianity.</text:span><text:span text:style-name="T30"> </text:span><text:span text:style-name="T25">Through him, modern America brings forth, out of its own soil, a harvest of ancient, mystical Christianity</text:span><text:span text:style-name="T30">. It is a depth of Christianity that America as yet scarcely knows: </text:span><text:span text:style-name="T4">formed in the silent heart of the catacombs,</text:span><text:span text:style-name="T30"> hidden from all earthly tumult and vanity, and by nature </text:span><text:span text:style-name="T32">not of this worl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21:06:09.300000000</dc:date>
    <meta:editing-duration>PT12M2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5" meta:word-count="919" meta:character-count="5332" meta:non-whitespace-character-count="4414"/>
  </office:meta>
</office:document-meta>
</file>